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8CAAB54D7F18_CALIBRATE_C45BBEE4FD7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8" table:default-cell-style-name="Default"/>
        <table:table-column table:style-name="co6" table:default-cell-style-name="Default"/>
        <table:table-row table:style-name="ro1">
          <table:table-cell office:value-type="date" office:date-value="2023-09-25T11:26:29" calcext:value-type="date">
            <text:p>2023-09-25 11:26:2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1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table:number-columns-repeated="5" office:value-type="float" office:value="24.5" calcext:value-type="float">
            <text:p>24.5</text:p>
          </table:table-cell>
          <table:table-cell table:number-columns-repeated="9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14"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1:34:03" calcext:value-type="date">
            <text:p>2023-09-25 11:34:03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2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table:number-columns-repeated="5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4"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1:21:57" calcext:value-type="date">
            <text:p>2023-09-25 11:21:5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3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8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7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1:39:56" calcext:value-type="date">
            <text:p>2023-09-25 11:39:5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4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table:number-columns-repeated="4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3-09-25T11:42:14" calcext:value-type="date">
            <text:p>2023-09-25 11:42:1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5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table:number-columns-repeated="13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1:44:31" calcext:value-type="date">
            <text:p>2023-09-25 11:44:3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6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table:number-columns-repeated="6"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table:number-columns-repeated="23" office:value-type="float" office:value="24.75" calcext:value-type="float">
            <text:p>24.75</text:p>
          </table:table-cell>
        </table:table-row>
        <table:table-row table:style-name="ro1">
          <table:table-cell office:value-type="date" office:date-value="2023-09-25T11:46:58" calcext:value-type="date">
            <text:p>2023-09-25 11:46:5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7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office:value-type="float" office:value="24.25" calcext:value-type="float">
            <text:p>24.25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.25" calcext:value-type="float">
            <text:p>24.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3-09-25T11:52:14" calcext:value-type="date">
            <text:p>2023-09-25 11:52:1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table:number-columns-repeated="15"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table:number-columns-repeated="6" office:value-type="float" office:value="24.75" calcext:value-type="float">
            <text:p>24.75</text:p>
          </table:table-cell>
        </table:table-row>
        <table:table-row table:style-name="ro1">
          <table:table-cell office:value-type="date" office:date-value="2023-09-25T11:55:49" calcext:value-type="date">
            <text:p>2023-09-25 11:55:4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4.75" calcext:value-type="float">
            <text:p>24.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</table:table-row>
        <table:table-row table:style-name="ro1">
          <table:table-cell office:value-type="date" office:date-value="2023-09-25T11:56:28" calcext:value-type="date">
            <text:p>2023-09-25 11:56:2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table:number-columns-repeated="6"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table:number-columns-repeated="10"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3-09-25T11:58:26" calcext:value-type="date">
            <text:p>2023-09-25 11:58:2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4.75" calcext:value-type="float">
            <text:p>24.7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 office:value-type="float" office:value="24.75" calcext:value-type="float">
            <text:p>24.75</text:p>
          </table:table-cell>
        </table:table-row>
        <table:table-row table:style-name="ro1">
          <table:table-cell office:value-type="date" office:date-value="2023-09-25T12:02:00" calcext:value-type="date">
            <text:p>2023-09-25 12:02:00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2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.75" calcext:value-type="float">
            <text:p>24.75</text:p>
          </table:table-cell>
        </table:table-row>
        <table:table-row table:style-name="ro1">
          <table:table-cell office:value-type="date" office:date-value="2023-09-25T12:03:49" calcext:value-type="date">
            <text:p>2023-09-25 12:03:4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3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5.25" calcext:value-type="float">
            <text:p>25.25</text:p>
          </table:table-cell>
          <table:table-cell table:number-columns-repeated="19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3-09-25T12:05:34" calcext:value-type="date">
            <text:p>2023-09-25 12:05:3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4</text:p>
          </table:table-cell>
          <table:table-cell office:value-type="float" office:value="2" calcext:value-type="float">
            <text:p>2</text:p>
          </table:table-cell>
          <table:table-cell office:value-type="float" office:value="24.4" calcext:value-type="float">
            <text:p>24.4</text:p>
          </table:table-cell>
          <table:table-cell table:number-columns-repeated="26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3-09-25T12:07:26" calcext:value-type="date">
            <text:p>2023-09-25 12:07:2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5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table:number-columns-repeated="2" office:value-type="float" office:value="25.25" calcext:value-type="float">
            <text:p>25.25</text:p>
          </table:table-cell>
          <table:table-cell table:number-columns-repeated="28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3-09-25T12:15:56" calcext:value-type="date">
            <text:p>2023-09-25 12:15:5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6</text:p>
          </table:table-cell>
          <table:table-cell office:value-type="float" office:value="2" calcext:value-type="float">
            <text:p>2</text:p>
          </table:table-cell>
          <table:table-cell office:value-type="float" office:value="24.4" calcext:value-type="float">
            <text:p>24.4</text:p>
          </table:table-cell>
          <table:table-cell table:number-columns-repeated="2" office:value-type="float" office:value="27.5" calcext:value-type="float">
            <text:p>27.5</text:p>
          </table:table-cell>
          <table:table-cell table:number-columns-repeated="6" office:value-type="float" office:value="27.25" calcext:value-type="float">
            <text:p>27.25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27.25" calcext:value-type="float">
            <text:p>27.25</text:p>
          </table:table-cell>
          <table:table-cell office:value-type="float" office:value="27.5" calcext:value-type="float">
            <text:p>27.5</text:p>
          </table:table-cell>
          <table:table-cell table:number-columns-repeated="8" office:value-type="float" office:value="27.25" calcext:value-type="float">
            <text:p>27.25</text:p>
          </table:table-cell>
          <table:table-cell office:value-type="float" office:value="27.5" calcext:value-type="float">
            <text:p>27.5</text:p>
          </table:table-cell>
          <table:table-cell office:value-type="float" office:value="27.25" calcext:value-type="float">
            <text:p>27.25</text:p>
          </table:table-cell>
          <table:table-cell office:value-type="float" office:value="27.5" calcext:value-type="float">
            <text:p>27.5</text:p>
          </table:table-cell>
          <table:table-cell table:number-columns-repeated="7" office:value-type="float" office:value="27.25" calcext:value-type="float">
            <text:p>27.25</text:p>
          </table:table-cell>
        </table:table-row>
        <table:table-row table:style-name="ro1">
          <table:table-cell office:value-type="date" office:date-value="2023-09-25T12:20:27" calcext:value-type="date">
            <text:p>2023-09-25 12:20:2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7</text:p>
          </table:table-cell>
          <table:table-cell office:value-type="float" office:value="2" calcext:value-type="float">
            <text:p>2</text:p>
          </table:table-cell>
          <table:table-cell office:value-type="float" office:value="24.4" calcext:value-type="float">
            <text:p>24.4</text:p>
          </table:table-cell>
          <table:table-cell table:number-columns-repeated="3" office:value-type="float" office:value="25.25" calcext:value-type="float">
            <text:p>25.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5.25" calcext:value-type="float">
            <text:p>25.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5.25" calcext:value-type="float">
            <text:p>25.2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5.25" calcext:value-type="float">
            <text:p>25.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5.25" calcext:value-type="float">
            <text:p>25.2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5.25" calcext:value-type="float">
            <text:p>25.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5.25" calcext:value-type="float">
            <text:p>25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3-09-25T12:24:55" calcext:value-type="date">
            <text:p>2023-09-25 12:24:55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8</text:p>
          </table:table-cell>
          <table:table-cell office:value-type="float" office:value="2" calcext:value-type="float">
            <text:p>2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9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7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3-09-25T12:25:44" calcext:value-type="date">
            <text:p>2023-09-25 12:25:4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5"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2:27:31" calcext:value-type="date">
            <text:p>2023-09-25 12:27:3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0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25.25" calcext:value-type="float">
            <text:p>25.25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5.25" calcext:value-type="float">
            <text:p>25.25</text:p>
          </table:table-cell>
          <table:table-cell table:number-columns-repeated="14" office:value-type="float" office:value="25" calcext:value-type="float">
            <text:p>25</text:p>
          </table:table-cell>
          <table:table-cell table:number-columns-repeated="2" office:value-type="float" office:value="25.25" calcext:value-type="float">
            <text:p>25.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25" calcext:value-type="float">
            <text:p>25.2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date" office:date-value="2023-09-25T12:30:13" calcext:value-type="date">
            <text:p>2023-09-25 12:30:13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3" office:value-type="float" office:value="24.25" calcext:value-type="float">
            <text:p>24.2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  <table:table-cell table:number-columns-repeated="3" office:value-type="float" office:value="24.5" calcext:value-type="float">
            <text:p>24.5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date" office:date-value="2023-09-25T12:32:01" calcext:value-type="date">
            <text:p>2023-09-25 12:32:0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2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table:number-columns-repeated="4" office:value-type="float" office:value="24.75" calcext:value-type="float">
            <text:p>24.7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table:number-columns-repeated="3"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table:number-columns-repeated="7"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table:number-columns-repeated="9"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3-09-25T12:34:34" calcext:value-type="date">
            <text:p>2023-09-25 12:34:3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3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</table:table-row>
      </table:table>
      <table:named-expressions/>
      <table:database-ranges>
        <table:database-range table:name="__Anonymous_Sheet_DB__0" table:target-range-address="8CAAB54D7F18_CALIBRATE_C45BBEE4FD71.A1:8CAAB54D7F18_CALIBRATE_C45BBEE4FD7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7T09:14:26.451391803</dc:date>
    <meta:editing-duration>PT3M16S</meta:editing-duration>
    <meta:editing-cycles>1</meta:editing-cycles>
    <meta:document-statistic meta:table-count="1" meta:cell-count="805" meta:object-count="0"/>
    <meta:generator>LibreOffice/7.3.7.2$Linux_X86_64 LibreOffice_project/30$Build-2</meta:generator>
  </office:meta>
</office:document-meta>
</file>